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0.1cm" svg:y="2.81cm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Time Taken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63685" calcext:value-type="float">
            <text:p>0.06368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76108" calcext:value-type="float">
            <text:p>0.17610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347232" calcext:value-type="float">
            <text:p>0.34723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624745" calcext:value-type="float">
            <text:p>0.62474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959845" calcext:value-type="float">
            <text:p>0.9598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5:17:53.910165692</meta:creation-date>
    <dc:date>2025-03-01T15:22:25.870825246</dc:date>
    <meta:editing-duration>PT4M32S</meta:editing-duration>
    <meta:editing-cycles>1</meta:editing-cycles>
    <meta:document-statistic meta:table-count="1" meta:cell-count="1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92cm" svg:y="0.316cm" chart:style-name="ch2">
          <text:p>Selection Sort Performance</text:p>
        </chart:title>
        <chart:legend chart:legend-position="end" svg:x="12.83cm" svg:y="4.201cm" style:legend-expansion="high" chart:style-name="ch3"/>
        <chart:plot-area chart:style-name="ch4" table:cell-range-address="Sheet1.A1:Sheet1.B6" chart:data-source-has-labels="row" svg:x="1.331cm" svg:y="1.275cm" svg:width="11.179cm" svg:height="6.564cm">
          <chart:coordinate-region svg:x="2.058cm" svg:y="1.475cm" svg:width="9.987cm" svg:height="5.717cm"/>
          <chart:axis chart:dimension="x" chart:name="primary-x" chart:style-name="ch5">
            <chart:title svg:x="6.122cm" svg:y="8.019cm" chart:style-name="ch6">
              <text:p>Array Size</text:p>
            </chart:title>
          </chart:axis>
          <chart:axis chart:dimension="y" chart:name="primary-y" chart:style-name="ch7">
            <chart:title svg:x="0.451cm" svg:y="4.971cm" chart:style-name="ch8">
              <text:p>Time</text:p>
            </chart:title>
            <chart:grid chart:style-name="ch9" chart:class="major"/>
          </chart:axis>
          <chart:series chart:style-name="ch10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Take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Sheet1.A2:Sheet1.A6</svg:desc>
                </draw:g>
              </table:table-cell>
              <table:table-cell office:value-type="float" office:value="0.063685">
                <text:p>0.063685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176108">
                <text:p>0.176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">
                <text:p>15000</text:p>
              </table:table-cell>
              <table:table-cell office:value-type="float" office:value="0.347232">
                <text:p>0.347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0.624745">
                <text:p>0.6247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">
                <text:p>25000</text:p>
              </table:table-cell>
              <table:table-cell office:value-type="float" office:value="0.959845">
                <text:p>0.959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